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24539634" text:style-name="Outline">
        <text:list-item>
          <text:h text:style-name="P3" text:outline-level="1">Autentificacion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8-10-2018</text:p>
      <text:p text:style-name="Standard"/>
      <text:p text:style-name="P1">Programa:</text:p>
      <text:p text:style-name="P1"/>
      <text:p text:style-name="P1">Fuente:<text:tab/><text:a xlink:type="simple" xlink:href="https://medium.com/coding-with-flutter/take-your-flutter-tests-to-the-next-level-e2fb15641809" text:style-name="Internet_20_link" text:visited-style-name="Visited_20_Internet_20_Link">Ejemplo</text:a></text:p>
      <text:p text:style-name="P1"><text:tab/><text:tab/><text:a xlink:type="simple" xlink:href="https://medium.com/flutter-community/implementing-firebase-github-authentication-in-flutter-1c49a172c648?fbclid=IwAR2_xCD4bY3r58AP9_Y_nK1dt64GIcDOB7nPnxlHGPn6LaVh9-YlS7suMBc" text:style-name="Internet_20_link" text:visited-style-name="Visited_20_Internet_20_Link">auth por github</text:a></text:p>
      <text:p text:style-name="P1"><text:tab/><text:tab/><text:a xlink:type="simple" xlink:href="https://medium.com/flutter-community/flutter-adding-sign-in-with-google-and-phone-authentication-to-your-app-69f681518f9b" text:style-name="Internet_20_link" text:visited-style-name="Visited_20_Internet_20_Link">https://medium.com/flutter-community/flutter-adding-sign-in-with-google-and-phone-authentication-to-your-app-69f681518f9b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10-08T12:39:35.965000000</meta:creation-date>
    <meta:editing-duration>PT5M11S</meta:editing-duration>
    <meta:generator>LibreOffice/6.2.4.2$MacOSX_X86_64 LibreOffice_project/2412653d852ce75f65fbfa83fb7e7b669a126d64</meta:generator>
    <dc:date>2019-07-26T18:38:06.132468632</dc:date>
    <meta:document-statistic meta:table-count="0" meta:image-count="0" meta:object-count="0" meta:page-count="3" meta:paragraph-count="11" meta:word-count="21" meta:character-count="282" meta:non-whitespace-character-count="2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